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vation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vation_EUROSTAT_2014.csv"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8.4" calcext:value-type="float">
            <text:p>8.4</text:p>
          </table:table-cell>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style-name="ce14" office:value-type="float" office:value="35.7" calcext:value-type="float">
            <text:p>35.7</text:p>
          </table:table-cell>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4" office:value-type="float" office:value="43.8" calcext:value-type="float">
            <text:p>43.8</text:p>
          </table:table-cell>
          <table:table-cell table:style-name="ce10"/>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vation_5f_EUROSTAT_5f_2014.csv" style:display-name="PageStyle_D_Poverty_Severe_Material_Deprivation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9" meta:object-count="0"/>
    <meta:generator>LibreOfficeDev/5.1.0.3$Linux_X86_64 LibreOffice_project/</meta:generator>
  </office:meta>
</office:document-meta>
</file>